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1e41eb"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9" style:family="paragraph" style:parent-style-name="Preformatted_20_Text">
      <style:text-properties style:font-name="Liberation Sans" fo:font-size="12pt" fo:font-style="normal" style:text-underline-style="none" officeooo:rsid="00083d4b" officeooo:paragraph-rsid="001e41eb" style:font-size-asian="12pt" style:font-style-asian="normal" style:font-size-complex="12pt" style:font-style-complex="normal"/>
    </style:style>
    <style:style style:name="P10"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11"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12" style:family="paragraph" style:parent-style-name="Preformatted_20_Text">
      <style:text-properties style:font-name="Liberation Sans" fo:font-size="12pt" fo:font-style="normal" style:text-underline-style="none" officeooo:rsid="00083d4b" officeooo:paragraph-rsid="00238249" style:font-size-asian="12pt" style:font-style-asian="normal" style:font-size-complex="12pt" style:font-style-complex="normal"/>
    </style:style>
    <style:style style:name="P13" style:family="paragraph" style:parent-style-name="Preformatted_20_Text">
      <style:text-properties style:font-name="Liberation Sans" fo:font-size="12pt" fo:font-style="normal" style:text-underline-style="none" officeooo:rsid="0027ee89" officeooo:paragraph-rsid="0027ee89" style:font-size-asian="12pt" style:font-style-asian="normal" style:font-size-complex="12pt" style:font-style-complex="normal"/>
    </style:style>
    <style:style style:name="P14" style:family="paragraph" style:parent-style-name="Preformatted_20_Text">
      <style:text-properties style:font-name="Liberation Sans" fo:font-size="12pt" fo:font-style="normal" style:text-underline-style="none" officeooo:rsid="002c06f8" officeooo:paragraph-rsid="002c06f8" style:font-size-asian="12pt" style:font-style-asian="normal" style:font-size-complex="12pt" style:font-style-complex="normal"/>
    </style:style>
    <style:style style:name="P15" style:family="paragraph" style:parent-style-name="Preformatted_20_Text">
      <style:text-properties officeooo:paragraph-rsid="00083d4b"/>
    </style:style>
    <style:style style:name="T1" style:family="text">
      <style:text-properties officeooo:rsid="00083d4b"/>
    </style:style>
    <style:style style:name="T2" style:family="text">
      <style:text-properties officeooo:rsid="000dd66a"/>
    </style:style>
    <style:style style:name="T3" style:family="text">
      <style:text-properties style:text-underline-style="none" officeooo:rsid="00083d4b"/>
    </style:style>
    <style:style style:name="T4" style:family="text">
      <style:text-properties style:text-underline-style="none" officeooo:rsid="000dd66a"/>
    </style:style>
    <style:style style:name="T5" style:family="text">
      <style:text-properties officeooo:rsid="00104f74"/>
    </style:style>
    <style:style style:name="T6" style:family="text">
      <style:text-properties officeooo:rsid="00134998"/>
    </style:style>
    <style:style style:name="T7" style:family="text">
      <style:text-properties officeooo:rsid="0014e97e"/>
    </style:style>
    <style:style style:name="T8" style:family="text">
      <style:text-properties officeooo:rsid="001e41eb"/>
    </style:style>
    <style:style style:name="T9" style:family="text">
      <style:text-properties officeooo:rsid="001f2a2a"/>
    </style:style>
    <style:style style:name="T10" style:family="text">
      <style:text-properties officeooo:rsid="00223fad"/>
    </style:style>
    <style:style style:name="T11" style:family="text">
      <style:text-properties officeooo:rsid="0022bc79"/>
    </style:style>
    <style:style style:name="T12" style:family="text">
      <style:text-properties officeooo:rsid="00238249"/>
    </style:style>
    <style:style style:name="T13" style:family="text">
      <style:text-properties officeooo:rsid="0025e605"/>
    </style:style>
    <style:style style:name="T14" style:family="text">
      <style:text-properties fo:font-variant="normal" fo:text-transform="none" fo:color="#000000" style:font-name="Liberation Serif" fo:font-size="12pt" fo:letter-spacing="normal" fo:font-style="italic" style:text-underline-style="none" fo:font-weight="normal" officeooo:rsid="00083d4b" style:font-style-asian="italic" style:font-style-complex="italic"/>
    </style:style>
    <style:style style:name="T15" style:family="text">
      <style:text-properties style:font-name="Liberation Serif" fo:font-size="12pt" fo:font-style="normal" style:text-underline-style="none" fo:font-weight="bold" officeooo:rsid="0025e605" style:font-size-asian="12pt" style:font-style-asian="normal" style:font-weight-asian="bold" style:font-size-complex="12pt" style:font-style-complex="normal" style:font-weight-complex="bold"/>
    </style:style>
    <style:style style:name="T16"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17" style:family="text">
      <style:text-properties style:font-name="Liberation Serif" fo:font-size="12pt" fo:font-style="normal" style:text-underline-style="none" fo:font-weight="bold" officeooo:rsid="000e7e75"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italic" style:text-underline-style="none" officeooo:rsid="00083d4b" style:font-size-asian="12pt" style:font-style-asian="italic" style:font-size-complex="12pt" style:font-style-complex="italic"/>
    </style:style>
    <style:style style:name="T19" style:family="text">
      <style:text-properties officeooo:rsid="0026a99a"/>
    </style:style>
    <style:style style:name="T20" style:family="text">
      <style:text-properties officeooo:rsid="0027ee89"/>
    </style:style>
    <style:style style:name="T21" style:family="text">
      <style:text-properties officeooo:rsid="002a8601"/>
    </style:style>
    <style:style style:name="T22" style:family="text">
      <style:text-properties officeooo:rsid="002c06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yers for our World and the Church</text:p>
      <text:p text:style-name="P1"><text:span text:style-name="T1">24th</text:span> <text:span text:style-name="T13">January</text:span> 20<text:span text:style-name="T2">21</text:span></text:p>
      <text:p text:style-name="P15"><text:span text:style-name="T15">2 Cor</text:span><text:span text:style-name="T16"> </text:span><text:span text:style-name="T15">3</text:span><text:span text:style-name="T17">:1</text:span><text:span text:style-name="T15">8</text:span><text:span text:style-name="T18"> </text:span><text:span text:style-name="T14">And we all, who with unveiled faces contemplate the Lord’s glory, are being transformed into his image with ever-increasing glory, which comes from the Lord, who is the Spirit.</text:span></text:p>
      <text:p text:style-name="P7"/>
      <text:p text:style-name="P5">Thanks to God</text:p>
      <text:p text:style-name="P3"><text:span text:style-name="T5">O Lord our </text:span>God, <text:span text:style-name="T8">we thank </text:span>You <text:span text:style-name="T8"><text:s/>that we can come into Your Presence today with greater confidence than before. In the beginning, </text:span>You created <text:span text:style-name="T19">this world and declared that it was “very good.” You gave man, the pinnacle of Your Creation, the task of caring for the world so that all Creation could worship You. Yet be</text:span>cause <text:span text:style-name="T8">of </text:span>sin, <text:span text:style-name="T5">we live in an imperfect world, which needs a Perfect Saviour.</text:span></text:p>
      <text:p text:style-name="P2"/>
      <text:p text:style-name="P3"><text:span text:style-name="T8">We t</text:span>hank You that You sen<text:span text:style-name="T9">t</text:span> Jesus <text:span text:style-name="T20">as that Perfect Saviour, </text:span>to <text:span text:style-name="T9">do what was impossible for us</text:span>. We thank You that <text:span text:style-name="T8">He came and bridged the immense gap that separated us from You. We thank You that His sacrifice was what was needed to break down the wall of hostility so that we could be reconciled back to You, and so that the Creation could be restored to its former glory. We do not see that yet but we look forward to the New Heavens and the New Earth to come when Jesus returns.</text:span></text:p>
      <text:p text:style-name="P3"/>
      <text:p text:style-name="P6">The Wider World...</text:p>
      <text:p text:style-name="P2">We thank You that <text:span text:style-name="T10">restrictions</text:span> in Victoria <text:span text:style-name="T20">have been</text:span> <text:span text:style-name="T10">eased again. We remain hopeful that there will come a time when we need not be concerned about masks and isolation, and extra-special preventative measures</text:span>. <text:span text:style-name="T6">We </text:span>continue to pray for our leaders and their medical advisers<text:span text:style-name="T10">, and for progress with research into various available treatments</text:span>.</text:p>
      <text:p text:style-name="P2"/>
      <text:p text:style-name="P13">We remember that there are other things to pray about as we come into some hot weather and greater risk of bushfires. We pray for our communities in fire-prone areas to be prepared and for all the emergency services to be alert, fully equipped to deal with any outbreaks.</text:p>
      <text:p text:style-name="P13"/>
      <text:p text:style-name="P4"><text:span text:style-name="T4">… a</text:span><text:span text:style-name="T3">nd the wider Church</text:span></text:p>
      <text:p text:style-name="P2">In the wider church, we pray for <text:span text:style-name="T11">believers facing a freezing winter and widespread Covid outbreaks. We particularly pray for believers in Armenia where war conditions prevail and hospitalised Covid patients have been displaced by war casualties. Keep us alert to the needs of Your people in other places.</text:span></text:p>
      <text:p text:style-name="P2"/>
      <text:p text:style-name="P6">Ashburton</text:p>
      <text:p text:style-name="P11">Here in Ashburton, we give thanks <text:span text:style-name="T12">for</text:span> <text:span text:style-name="T21">Sandra and Newton finding a place to live while their home is rebuilt. We pray for quick progress and excellent work to restore what was lost in the fire. </text:span></text:p>
      <text:p text:style-name="P11"><text:span text:style-name="T21">W</text:span>e pray <text:span text:style-name="T12">also for Barry and Suzanne on their break – refresh them Lord so that they may continue in the calling You have placed on their lives in this part of the Kingdom.</text:span></text:p>
      <text:p text:style-name="P11"/>
      <text:p text:style-name="P14">We are acutely aware, Lord that the Covid restrictions have gone on much longer than we all thought, and we see how they have affected the working of the body of Christ in this place. As we have been isolated at home we saw the dangers of “watching” church happen on our screens instead of being a part of the service together. You have saved us to serve, both our fellow believers and the wider community. It is harder to support and encourage one another as Your Word says when we wear masks veiling our faces. We can’t even see each others’ smiles! <text:s/>So we pray for further easing of restrictions, that we can strengthen our fellowship, rebuild our unity and work together as a united body, building the Kingdom of God as You enable us by Your Spirit.</text:p>
      <text:p text:style-name="P12"/>
      <text:p text:style-name="P11">We <text:span text:style-name="T22">pray for</text:span> Mook <text:span text:style-name="T22">as he preaches Your Word today, and we pray for all </text:span>th<text:span text:style-name="T22">os</text:span>e <text:span text:style-name="T22">taking part in </text:span>our services. </text:p>
      <text:p text:style-name="P11"/>
      <text:p text:style-name="P11"><text:span text:style-name="T22">As You enable us, w</text:span>e strive to <text:span text:style-name="T7">endure all things </text:span>for the sake of the Kingdom and for the glory of the King of Kings,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1-01-23T22:55:38.409129549</dc:date>
    <meta:editing-duration>PT1H57M40S</meta:editing-duration>
    <meta:editing-cycles>22</meta:editing-cycles>
    <meta:generator>LibreOffice/6.1.5.2$Linux_X86_64 LibreOffice_project/10$Build-2</meta:generator>
    <meta:print-date>2020-12-19T21:20:47.461777510</meta:print-date>
    <meta:document-statistic meta:table-count="0" meta:image-count="0" meta:object-count="0" meta:page-count="1" meta:paragraph-count="17" meta:word-count="627" meta:character-count="3422" meta:non-whitespace-character-count="2807"/>
  </office:meta>
</office:document-meta>
</file>